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 text:c="4"/>Add.java</text:p>
      <text:p text:style-name="Standard"/>
      <text:p text:style-name="Standard">import java.rmi.*;</text:p>
      <text:p text:style-name="Standard"/>
      <text:p text:style-name="Standard">public interface Add extends Remote{</text:p>
      <text:p text:style-name="Standard"><text:tab/>public int add(int a,int b) throws RemoteException;</text:p>
      <text:p text:style-name="Standard"><text:tab/>public int sub(int a,int b) throws RemoteException;</text:p>
      <text:p text:style-name="Standard"><text:tab/>public int mul(int a,int b) throws RemoteException;</text:p>
      <text:p text:style-name="Standard"><text:tab/>public int div(int a,int b) throws RemoteException;</text:p>
      <text:p text:style-name="Standard">}</text:p>
      <text:p text:style-name="Standard"/>
      <text:p text:style-name="Standard"/>
      <text:p text:style-name="Standard"><text:s/><text:span text:style-name="T1"><text:s text:c="2"/>AddImpl.java</text:span></text:p>
      <text:p text:style-name="Standard"><text:s text:c="3"/></text:p>
      <text:p text:style-name="Standard"><text:s text:c="3"/></text:p>
      <text:p text:style-name="Standard">import java.rmi.*;</text:p>
      <text:p text:style-name="Standard">import java.rmi.server.*;</text:p>
      <text:p text:style-name="Standard"/>
      <text:p text:style-name="Standard">public class AddImpl extends UnicastRemoteObject implements Add {</text:p>
      <text:p text:style-name="Standard"><text:tab/>AddImpl() throws RemoteException{</text:p>
      <text:p text:style-name="Standard"><text:tab/>super();</text:p>
      <text:p text:style-name="Standard"><text:tab/>}</text:p>
      <text:p text:style-name="Standard"><text:tab/>public int add(int a,int b){</text:p>
      <text:p text:style-name="Standard"><text:tab/>return a+b;</text:p>
      <text:p text:style-name="Standard"><text:tab/>}</text:p>
      <text:p text:style-name="Standard"><text:tab/>public int sub(int a,int b){</text:p>
      <text:p text:style-name="Standard"><text:tab/>return a-b;</text:p>
      <text:p text:style-name="Standard"><text:tab/>}</text:p>
      <text:p text:style-name="Standard"><text:tab/>public int mul(int a,int b){</text:p>
      <text:p text:style-name="Standard"><text:tab/>return a*b;</text:p>
      <text:p text:style-name="Standard"><text:tab/>}</text:p>
      <text:p text:style-name="Standard"><text:tab/>public int div(int a,int b){</text:p>
      <text:p text:style-name="Standard"><text:tab/>return a/b;</text:p>
      <text:p text:style-name="Standard"><text:tab/>}</text:p>
      <text:p text:style-name="Standard"><text:tab/></text:p>
      <text:p text:style-name="Standard">}</text:p>
      <text:p text:style-name="Standard"/>
      <text:p text:style-name="Standard"/>
      <text:p text:style-name="Standard"/>
      <text:p text:style-name="P1"><text:s text:c="2"/>Server.java</text:p>
      <text:p text:style-name="Standard"/>
      <text:p text:style-name="Standard">import java.rmi.*;</text:p>
      <text:p text:style-name="Standard">import java.rmi.registry.*;</text:p>
      <text:p text:style-name="Standard"/>
      <text:p text:style-name="Standard">public class Server{</text:p>
      <text:p text:style-name="Standard"><text:tab/>public static void main(String args[]){</text:p>
      <text:p text:style-name="Standard"><text:tab/><text:tab/>try{</text:p>
      <text:p text:style-name="Standard"><text:tab/><text:tab/><text:tab/>Add obj=new AddImpl();</text:p>
      <text:p text:style-name="Standard"><text:tab/><text:tab/><text:tab/>Naming.rebind("rmi://localhost/guru",obj);</text:p>
      <text:p text:style-name="Standard"><text:tab/><text:tab/><text:tab/></text:p>
      <text:p text:style-name="Standard"><text:tab/><text:tab/><text:tab/>System.out.println("Server Started");</text:p>
      <text:p text:style-name="Standard"><text:soft-page-break/><text:tab/><text:tab/>}</text:p>
      <text:p text:style-name="Standard"><text:tab/><text:tab/>catch(Exception e){</text:p>
      <text:p text:style-name="Standard"><text:tab/><text:tab/><text:tab/>System.out.println(e);</text:p>
      <text:p text:style-name="Standard"><text:tab/><text:tab/>}</text:p>
      <text:p text:style-name="Standard"><text:tab/><text:tab/><text:tab/></text:p>
      <text:p text:style-name="Standard"><text:tab/>}</text:p>
      <text:p text:style-name="Standard">}</text:p>
      <text:p text:style-name="Standard"/>
      <text:p text:style-name="Standard"/>
      <text:p text:style-name="P1"/>
      <text:p text:style-name="P1"><text:s text:c="4"/>Client.java</text:p>
      <text:p text:style-name="Standard"><text:s text:c="4"/></text:p>
      <text:p text:style-name="Standard"><text:s text:c="4"/></text:p>
      <text:p text:style-name="Standard">import java.rmi.*;</text:p>
      <text:p text:style-name="Standard"/>
      <text:p text:style-name="Standard">public class Client extends Thread{</text:p>
      <text:p text:style-name="Standard"><text:tab/>public <text:s/>void run(){</text:p>
      <text:p text:style-name="Standard"><text:tab/></text:p>
      <text:p text:style-name="Standard"/>
      <text:p text:style-name="Standard"><text:tab/><text:tab/>try{</text:p>
      <text:p text:style-name="Standard"><text:tab/><text:tab/><text:tab/>Add obj=(Add)Naming.lookup("rmi://localhost/guru");</text:p>
      <text:p text:style-name="Standard"><text:tab/><text:tab/><text:tab/>System.out.println(Thread.currentThread().getName()+" Addition is: "+obj.add(20,25));</text:p>
      <text:p text:style-name="Standard"><text:tab/><text:tab/><text:tab/>System.out.println(Thread.currentThread().getName()+ " Subtraction is: "+obj.sub(50,23));</text:p>
      <text:p text:style-name="Standard"><text:tab/><text:tab/><text:tab/>System.out.println(Thread.currentThread().getName()+" Muiltiplication is: "+obj.mul(20,5));</text:p>
      <text:p text:style-name="Standard"><text:tab/><text:tab/><text:tab/>System.out.println(Thread.currentThread().getName()+" Division is: "+obj.div(40,5));</text:p>
      <text:p text:style-name="Standard"><text:tab/><text:tab/><text:tab/></text:p>
      <text:p text:style-name="Standard"><text:tab/><text:tab/>}</text:p>
      <text:p text:style-name="Standard"><text:tab/><text:tab/>catch(Exception e){</text:p>
      <text:p text:style-name="Standard"><text:tab/><text:tab/><text:tab/>System.out.println(e);</text:p>
      <text:p text:style-name="Standard"><text:tab/><text:tab/>}</text:p>
      <text:p text:style-name="Standard"><text:tab/><text:tab/></text:p>
      <text:p text:style-name="Standard"><text:tab/>}</text:p>
      <text:p text:style-name="Standard"><text:tab/></text:p>
      <text:p text:style-name="Standard"><text:tab/>public static void main(String args[]){</text:p>
      <text:p text:style-name="Standard"><text:tab/><text:tab/></text:p>
      <text:p text:style-name="Standard"><text:tab/>Client c=new Client();</text:p>
      <text:p text:style-name="Standard"><text:tab/>c.setName("Thread 1");</text:p>
      <text:p text:style-name="Standard"><text:tab/>c.start();</text:p>
      <text:p text:style-name="Standard"><text:tab/>Client c2=new Client();</text:p>
      <text:p text:style-name="Standard"><text:tab/>c.setName("Thread 2");</text:p>
      <text:p text:style-name="Standard"><text:tab/>c2.start();</text:p>
      <text:p text:style-name="Standard"><text:tab/></text:p>
      <text:p text:style-name="Standard"><text:tab/></text:p>
      <text:p text:style-name="Standard"><text:tab/><text:tab/></text:p>
      <text:p text:style-name="Standard"><text:tab/><text:tab/></text:p>
      <text:p text:style-name="Standard"><text:tab/>}</text:p>
      <text:p text:style-name="Standard">}</text:p>
      <text:p text:style-name="Standard"/>
      <text:p text:style-name="Standard"><text:soft-page-break/></text:p>
      <text:p text:style-name="Standard">Output:</text:p>
      <text:p text:style-name="Standard"/>
      <text:p text:style-name="Standard">terminal 1 :</text:p>
      <text:p text:style-name="Standard"/>
      <text:p text:style-name="Standard">1) javac *.java</text:p>
      <text:p text:style-name="Standard">2)rmic AddImpl</text:p>
      <text:p text:style-name="Standard">3)rmiregistry</text:p>
      <text:p text:style-name="Standard"/>
      <text:p text:style-name="Standard">Terminal 2 :</text:p>
      <text:p text:style-name="Standard"/>
      <text:p text:style-name="Standard"><text:s/>1)javac Server.java</text:p>
      <text:p text:style-name="Standard"><text:s/>2)java Server</text:p>
      <text:p text:style-name="Standard">Server Started .....</text:p>
      <text:p text:style-name="Standard"/>
      <text:p text:style-name="Standard">Terminal 3 :</text:p>
      <text:p text:style-name="Standard"/>
      <text:p text:style-name="Standard">1) javac Client.java</text:p>
      <text:p text:style-name="Standard">2) java Client</text:p>
      <text:p text:style-name="Standard">Thread 2 Addition is: 45</text:p>
      <text:p text:style-name="Standard">Thread 2 Subtraction is: 27</text:p>
      <text:p text:style-name="Standard">Thread 2 Muiltiplication is: 100</text:p>
      <text:p text:style-name="Standard">Thread 2 Division is: 8</text:p>
      <text:p text:style-name="Standard">Thread-1 Addition is: 45</text:p>
      <text:p text:style-name="Standard">Thread-1 Subtraction is: 27</text:p>
      <text:p text:style-name="Standard">Thread-1 Muiltiplication is: 100</text:p>
      <text:p text:style-name="Standard">Thread-1 Division is: 8</text:p>
      <text:p text:style-name="Standard">ubuntu@kajal:~/Documents/RMI$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6:45:24.691804339</meta:creation-date>
    <dc:date>2024-04-24T16:47:21.187381910</dc:date>
    <meta:editing-duration>PT1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104" meta:word-count="237" meta:character-count="2078" meta:non-whitespace-character-count="1799"/>
  </office:meta>
</office:document-meta>
</file>